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1)" table:style-name="transparent_default"/>
          <table:table-cell table:formula="=HYPERLINK(&quot;#B1 Tax.a23:z23&quot;; &quot;B1&quot;)" table:style-name="transparent_default"/>
          <table:table-cell table:formula="=HYPERLINK(&quot;#B1 Tax.a23:z23&quot;; 236.52328369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390.24974092000)" table:style-name="transparent_crypto"/>
          <table:table-cell table:formula="=HYPERLINK(&quot;#B1 Tax.a23:z23&quot;; 6226.05911096000000000)" table:style-name="transparent_fiat"/>
          <table:table-cell table:formula="=HYPERLINK(&quot;#B1 Tax.a23:z23&quot;; 5989.53582727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1-01-01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.0" office:value-type="float" table:style-name="transparent_fiat"/>
          <table:table-cell office:value="59.0" office:value-type="float" table:style-name="transparent_crypto"/>
          <table:table-cell office:value="59.0" office:value-type="float" table:style-name="transparent_crypto"/>
          <table:table-cell office:value="0.0" office:value-type="float" table:style-name="transparent_fiat"/>
          <table:table-cell office:value="177.0" office:value-type="float" table:style-name="transparent_fiat"/>
          <table:table-cell office:value="177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076564203703704" office:value-type="float" table:style-name="acquired_lot_percent"/>
          <table:table-cell office:value-type="string" table:style-name="transparent_default">
            <text:p>2021-01-02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.0" office:value-type="float" table:style-name="transparent_fiat"/>
          <table:table-cell office:value="486.0" office:value-type="float" table:style-name="transparent_crypto"/>
          <table:table-cell office:value="545.0" office:value-type="float" table:style-name="transparent_crypto"/>
          <table:table-cell office:value="0.0" office:value-type="float" table:style-name="transparent_fiat"/>
          <table:table-cell office:value="5832.0" office:value-type="float" table:style-name="transparent_fiat"/>
          <table:table-cell office:value="583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4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.0" office:value-type="float" table:style-name="transparent_fiat"/>
          <table:table-cell office:value="1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13.0" office:value-type="float" table:style-name="transparent_fiat"/>
          <table:table-cell office:value="13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5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.0" office:value-type="float" table:style-name="transparent_fiat"/>
          <table:table-cell office:value="9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18.0" office:value-type="float" table:style-name="transparent_fiat"/>
          <table:table-cell office:value="1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6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85.0" office:value-type="float" table:style-name="transparent_crypto"/>
          <table:table-cell office:value="640.0" office:value-type="float" table:style-name="transparent_crypto"/>
          <table:table-cell office:value="0.0" office:value-type="float" table:style-name="transparent_fiat"/>
          <table:table-cell office:value="85.0" office:value-type="float" table:style-name="transparent_fiat"/>
          <table:table-cell office:value="8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7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.0" office:value-type="float" table:style-name="transparent_fiat"/>
          <table:table-cell office:value="31.0" office:value-type="float" table:style-name="transparent_crypto"/>
          <table:table-cell office:value="671.0" office:value-type="float" table:style-name="transparent_crypto"/>
          <table:table-cell office:value="0.0" office:value-type="float" table:style-name="transparent_fiat"/>
          <table:table-cell office:value="620.0" office:value-type="float" table:style-name="transparent_fiat"/>
          <table:table-cell office:value="6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7907508055555555" office:value-type="float" table:style-name="acquired_lot_percent"/>
          <table:table-cell office:value-type="string" table:style-name="transparent_default">
            <text:p>2021-01-08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8.0" office:value-type="float" table:style-name="transparent_fiat"/>
          <table:table-cell office:value="72.0" office:value-type="float" table:style-name="transparent_crypto"/>
          <table:table-cell office:value="743.0" office:value-type="float" table:style-name="transparent_crypto"/>
          <table:table-cell office:value="0.0" office:value-type="float" table:style-name="transparent_fiat"/>
          <table:table-cell office:value="2016.0" office:value-type="float" table:style-name="transparent_fiat"/>
          <table:table-cell office:value="20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0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6.0" office:value-type="float" table:style-name="transparent_fiat"/>
          <table:table-cell office:value="18.0" office:value-type="float" table:style-name="transparent_crypto"/>
          <table:table-cell office:value="761.0" office:value-type="float" table:style-name="transparent_crypto"/>
          <table:table-cell office:value="0.0" office:value-type="float" table:style-name="transparent_fiat"/>
          <table:table-cell office:value="468.0" office:value-type="float" table:style-name="transparent_fiat"/>
          <table:table-cell office:value="46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1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5.0" office:value-type="float" table:style-name="transparent_fiat"/>
          <table:table-cell office:value="97.0" office:value-type="float" table:style-name="transparent_crypto"/>
          <table:table-cell office:value="858.0" office:value-type="float" table:style-name="transparent_crypto"/>
          <table:table-cell office:value="0.0" office:value-type="float" table:style-name="transparent_fiat"/>
          <table:table-cell office:value="2425.0" office:value-type="float" table:style-name="transparent_fiat"/>
          <table:table-cell office:value="242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363926115384616" office:value-type="float" table:style-name="acquired_lot_percent"/>
          <table:table-cell office:value-type="string" table:style-name="transparent_default">
            <text:p>2021-01-12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52.0" office:value-type="float" table:style-name="transparent_crypto"/>
          <table:table-cell office:value="910.0" office:value-type="float" table:style-name="transparent_crypto"/>
          <table:table-cell office:value="0.0" office:value-type="float" table:style-name="transparent_fiat"/>
          <table:table-cell office:value="520.0" office:value-type="float" table:style-name="transparent_fiat"/>
          <table:table-cell office:value="5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4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7.0" office:value-type="float" table:style-name="transparent_fiat"/>
          <table:table-cell office:value="53.0" office:value-type="float" table:style-name="transparent_crypto"/>
          <table:table-cell office:value="963.0" office:value-type="float" table:style-name="transparent_crypto"/>
          <table:table-cell office:value="0.0" office:value-type="float" table:style-name="transparent_fiat"/>
          <table:table-cell office:value="371.0" office:value-type="float" table:style-name="transparent_fiat"/>
          <table:table-cell office:value="3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97075139506173" office:value-type="float" table:style-name="acquired_lot_percent"/>
          <table:table-cell office:value-type="string" table:style-name="transparent_default">
            <text:p>2021-01-15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6.0" office:value-type="float" table:style-name="transparent_fiat"/>
          <table:table-cell office:value="81.0" office:value-type="float" table:style-name="transparent_crypto"/>
          <table:table-cell office:value="1044.0" office:value-type="float" table:style-name="transparent_crypto"/>
          <table:table-cell office:value="0.0" office:value-type="float" table:style-name="transparent_fiat"/>
          <table:table-cell office:value="486.0" office:value-type="float" table:style-name="transparent_fiat"/>
          <table:table-cell office:value="48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18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8.0" office:value-type="float" table:style-name="transparent_fiat"/>
          <table:table-cell office:value="3.0" office:value-type="float" table:style-name="transparent_crypto"/>
          <table:table-cell office:value="1047.0" office:value-type="float" table:style-name="transparent_crypto"/>
          <table:table-cell office:value="0.0" office:value-type="float" table:style-name="transparent_fiat"/>
          <table:table-cell office:value="24.0" office:value-type="float" table:style-name="transparent_fiat"/>
          <table:table-cell office:value="24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19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0.0" office:value-type="float" table:style-name="transparent_fiat"/>
          <table:table-cell office:value="34.0" office:value-type="float" table:style-name="transparent_crypto"/>
          <table:table-cell office:value="1081.0" office:value-type="float" table:style-name="transparent_crypto"/>
          <table:table-cell office:value="0.0" office:value-type="float" table:style-name="transparent_fiat"/>
          <table:table-cell office:value="1020.0" office:value-type="float" table:style-name="transparent_fiat"/>
          <table:table-cell office:value="10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20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.0" office:value-type="float" table:style-name="transparent_fiat"/>
          <table:table-cell office:value="4.0" office:value-type="float" table:style-name="transparent_crypto"/>
          <table:table-cell office:value="1085.0" office:value-type="float" table:style-name="transparent_crypto"/>
          <table:table-cell office:value="0.0" office:value-type="float" table:style-name="transparent_fiat"/>
          <table:table-cell office:value="160.0" office:value-type="float" table:style-name="transparent_fiat"/>
          <table:table-cell office:value="16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2032735395833334" office:value-type="float" table:style-name="acquired_lot_percent"/>
          <table:table-cell office:value-type="string" table:style-name="transparent_default">
            <text:p>2021-01-24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9.0" office:value-type="float" table:style-name="transparent_fiat"/>
          <table:table-cell office:value="48.0" office:value-type="float" table:style-name="transparent_crypto"/>
          <table:table-cell office:value="1133.0" office:value-type="float" table:style-name="transparent_crypto"/>
          <table:table-cell office:value="0.0" office:value-type="float" table:style-name="transparent_fiat"/>
          <table:table-cell office:value="1872.0" office:value-type="float" table:style-name="transparent_fiat"/>
          <table:table-cell office:value="187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113353838709678" office:value-type="float" table:style-name="acquired_lot_percent"/>
          <table:table-cell office:value-type="string" table:style-name="transparent_default">
            <text:p>2021-01-26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1.0" office:value-type="float" table:style-name="transparent_fiat"/>
          <table:table-cell office:value="31.0" office:value-type="float" table:style-name="transparent_crypto"/>
          <table:table-cell office:value="1164.0" office:value-type="float" table:style-name="transparent_crypto"/>
          <table:table-cell office:value="0.0" office:value-type="float" table:style-name="transparent_fiat"/>
          <table:table-cell office:value="1271.0" office:value-type="float" table:style-name="transparent_fiat"/>
          <table:table-cell office:value="12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8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8.0" office:value-type="float" table:style-name="transparent_fiat"/>
          <table:table-cell office:value="32.0" office:value-type="float" table:style-name="transparent_crypto"/>
          <table:table-cell office:value="1196.0" office:value-type="float" table:style-name="transparent_crypto"/>
          <table:table-cell office:value="0.0" office:value-type="float" table:style-name="transparent_fiat"/>
          <table:table-cell office:value="1216.0" office:value-type="float" table:style-name="transparent_fiat"/>
          <table:table-cell office:value="12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053816808823529" office:value-type="float" table:style-name="acquired_lot_percent"/>
          <table:table-cell office:value-type="string" table:style-name="transparent_default">
            <text:p>2021-01-29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3.0" office:value-type="float" table:style-name="transparent_fiat"/>
          <table:table-cell office:value="34.0" office:value-type="float" table:style-name="transparent_crypto"/>
          <table:table-cell office:value="1230.0" office:value-type="float" table:style-name="transparent_crypto"/>
          <table:table-cell office:value="0.0" office:value-type="float" table:style-name="transparent_fiat"/>
          <table:table-cell office:value="1122.0" office:value-type="float" table:style-name="transparent_fiat"/>
          <table:table-cell office:value="112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31 00:0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6.0" office:value-type="float" table:style-name="transparent_fiat"/>
          <table:table-cell office:value="3.0" office:value-type="float" table:style-name="transparent_crypto"/>
          <table:table-cell office:value="1233.0" office:value-type="float" table:style-name="transparent_crypto"/>
          <table:table-cell office:value="0.0" office:value-type="float" table:style-name="transparent_fiat"/>
          <table:table-cell office:value="108.0" office:value-type="float" table:style-name="transparent_fiat"/>
          <table:table-cell office:value="10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3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.0" office:value-type="float" table:style-name="taxable_event_fiat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713.9312233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9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9.0" office:value-type="float" table:style-name="taxable_event_fiat"/>
          <table:table-cell office:value="3.44934058" office:value-type="float" table:style-name="taxable_event_crypto"/>
          <table:table-cell office:value="0.0" office:value-type="float" table:style-name="taxable_event_crypto"/>
          <table:table-cell office:value="250.17036088" office:value-type="float" table:style-name="taxable_event_crypto"/>
          <table:table-cell office:value="0.0" office:value-type="float" table:style-name="taxable_event_crypto"/>
          <table:table-cell office:value="100.030876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3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9.0" office:value-type="float" table:style-name="taxable_event_fiat"/>
          <table:table-cell office:value="13.18924158" office:value-type="float" table:style-name="taxable_event_crypto"/>
          <table:table-cell office:value="0.0" office:value-type="float" table:style-name="taxable_event_crypto"/>
          <table:table-cell office:value="263.35960246" office:value-type="float" table:style-name="taxable_event_crypto"/>
          <table:table-cell office:value="0.0" office:value-type="float" table:style-name="taxable_event_crypto"/>
          <table:table-cell office:value="118.7031742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6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.0" office:value-type="float" table:style-name="taxable_event_fiat"/>
          <table:table-cell office:value="27.32555644" office:value-type="float" table:style-name="taxable_event_crypto"/>
          <table:table-cell office:value="0.0" office:value-type="float" table:style-name="taxable_event_crypto"/>
          <table:table-cell office:value="290.6851589" office:value-type="float" table:style-name="taxable_event_crypto"/>
          <table:table-cell office:value="0.0" office:value-type="float" table:style-name="taxable_event_crypto"/>
          <table:table-cell office:value="109.30222576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7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5.0" office:value-type="float" table:style-name="taxable_event_fiat"/>
          <table:table-cell office:value="13.66776282" office:value-type="float" table:style-name="taxable_event_crypto"/>
          <table:table-cell office:value="0.0" office:value-type="float" table:style-name="taxable_event_crypto"/>
          <table:table-cell office:value="304.35292172" office:value-type="float" table:style-name="taxable_event_crypto"/>
          <table:table-cell office:value="0.0" office:value-type="float" table:style-name="taxable_event_crypto"/>
          <table:table-cell office:value="68.3388141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1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4.0" office:value-type="float" table:style-name="taxable_event_fiat"/>
          <table:table-cell office:value="16.88820448" office:value-type="float" table:style-name="taxable_event_crypto"/>
          <table:table-cell office:value="0.0" office:value-type="float" table:style-name="taxable_event_crypto"/>
          <table:table-cell office:value="321.2411262" office:value-type="float" table:style-name="taxable_event_crypto"/>
          <table:table-cell office:value="0.0" office:value-type="float" table:style-name="taxable_event_crypto"/>
          <table:table-cell office:value="574.198952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2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.0" office:value-type="float" table:style-name="taxable_event_fiat"/>
          <table:table-cell office:value="16.88999542" office:value-type="float" table:style-name="taxable_event_crypto"/>
          <table:table-cell office:value="0.0" office:value-type="float" table:style-name="taxable_event_crypto"/>
          <table:table-cell office:value="338.13112162" office:value-type="float" table:style-name="taxable_event_crypto"/>
          <table:table-cell office:value="0.0" office:value-type="float" table:style-name="taxable_event_crypto"/>
          <table:table-cell office:value="591.149839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3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7.0" office:value-type="float" table:style-name="taxable_event_fiat"/>
          <table:table-cell office:value="16.42478947" office:value-type="float" table:style-name="taxable_event_crypto"/>
          <table:table-cell office:value="0.0" office:value-type="float" table:style-name="taxable_event_crypto"/>
          <table:table-cell office:value="354.55591109" office:value-type="float" table:style-name="taxable_event_crypto"/>
          <table:table-cell office:value="0.0" office:value-type="float" table:style-name="taxable_event_crypto"/>
          <table:table-cell office:value="607.71721039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5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3.0" office:value-type="float" table:style-name="taxable_event_fiat"/>
          <table:table-cell office:value="15.37571299" office:value-type="float" table:style-name="taxable_event_crypto"/>
          <table:table-cell office:value="0.0" office:value-type="float" table:style-name="taxable_event_crypto"/>
          <table:table-cell office:value="369.93162408" office:value-type="float" table:style-name="taxable_event_crypto"/>
          <table:table-cell office:value="0.0" office:value-type="float" table:style-name="taxable_event_crypto"/>
          <table:table-cell office:value="661.1556585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7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2.0" office:value-type="float" table:style-name="taxable_event_fiat"/>
          <table:table-cell office:value="3.13513969" office:value-type="float" table:style-name="taxable_event_crypto"/>
          <table:table-cell office:value="0.0" office:value-type="float" table:style-name="taxable_event_crypto"/>
          <table:table-cell office:value="373.06676377" office:value-type="float" table:style-name="taxable_event_crypto"/>
          <table:table-cell office:value="0.0" office:value-type="float" table:style-name="taxable_event_crypto"/>
          <table:table-cell office:value="131.6758669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30 00:0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2.0" office:value-type="float" table:style-name="taxable_event_fiat"/>
          <table:table-cell office:value="17.18297715" office:value-type="float" table:style-name="taxable_event_crypto"/>
          <table:table-cell office:value="0.0" office:value-type="float" table:style-name="taxable_event_crypto"/>
          <table:table-cell office:value="390.24974092" office:value-type="float" table:style-name="taxable_event_crypto"/>
          <table:table-cell office:value="0.0" office:value-type="float" table:style-name="taxable_event_crypto"/>
          <table:table-cell office:value="549.855268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36.52328369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90.24974092" office:value-type="float" table:style-name="transparent_crypto"/>
          <table:table-cell office:value="6226.05911096" office:value-type="float" table:style-name="taxable_event_fiat"/>
          <table:table-cell office:value="5989.5358272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233.0" office:value-type="float" table:style-name="transparent_crypto"/>
          <table:table-cell office:value="390.24974092" office:value-type="float" table:style-name="transparent_crypto"/>
          <table:table-cell office:value="0.0" office:value-type="float" table:style-name="transparent_crypto"/>
          <table:table-cell office:value="842.750259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42.7502590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07785888077859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7210203" office:value-type="float" table:style-name="transparent_crypto"/>
          <table:table-cell office:value-type="string" table:style-name="transparent_default">
            <text:p>B1</text:p>
          </table:table-cell>
          <table:table-cell office:value="246.7210203" office:value-type="float" table:style-name="transparent_crypto"/>
          <table:table-cell office:value="-246.72102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:z29&quot;; &quot;2021-01-03 00:00:00+00:00&quot;)" table:style-name="taxable_event_default"/>
          <table:table-cell table:formula="=HYPERLINK(&quot;#B1 In-Out.a29:z29&quot;; &quot;OUT / SELL&quot;)" table:style-name="taxable_event_default"/>
          <table:table-cell table:formula="=HYPERLINK(&quot;#B1 In-Out.a29:z29&quot;; 1)" table:style-name="taxable_event_percent"/>
          <table:table-cell table:formula="=HYPERLINK(&quot;#B1 In-Out.a29:z29&quot;; 2713.93122330000000)" table:style-name="highlighted_fiat"/>
          <table:table-cell table:formula="=HYPERLINK(&quot;#B1 In-Out.a29:z29&quot;; 11.00000000000)" table:style-name="taxable_event_fiat"/>
          <table:table-cell table:formula="=HYPERLINK(&quot;#B1 In-Out.a29:z29&quot;; &quot;&quot;)" table:style-name="taxable_event_fiat"/>
          <table:table-cell table:formula="=HYPERLINK(&quot;#B1 In-Out.a29:z29&quot;; &quot;1/1: 246.72102030 of 246.72102030 B1&quot;)" table:style-name="taxable_event_note_default"/>
          <table:table-cell table:formula="=HYPERLINK(&quot;#B1 In-Out.a5:z5&quot;; &quot;2021-01-02 00:00:00+00:00&quot;)" table:style-name="acquired_lot_default"/>
          <table:table-cell table:formula="=HYPERLINK(&quot;#B1 In-Out.a5:z5&quot;; 0.5076564203703703703703703703704)" table:style-name="acquired_lot_percent"/>
          <table:table-cell table:formula="=HYPERLINK(&quot;#B1 In-Out.a5:z5&quot;; 2960.6522436000000)" table:style-name="acquired_lot_fiat"/>
          <table:table-cell table:formula="=HYPERLINK(&quot;#B1 In-Out.a5:z5&quot;; 0E-31)" table:style-name="acquired_lot_fiat"/>
          <table:table-cell table:formula="=HYPERLINK(&quot;#B1 In-Out.a5:z5&quot;; 2960.6522436000000)" table:style-name="highlighted_fiat"/>
          <table:table-cell table:formula="=HYPERLINK(&quot;#B1 In-Out.a5:z5&quot;; 12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1/1: 246.72102030 of 486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44934058" office:value-type="float" table:style-name="transparent_crypto"/>
          <table:table-cell office:value-type="string" table:style-name="transparent_default">
            <text:p>B1</text:p>
          </table:table-cell>
          <table:table-cell office:value="250.17036088" office:value-type="float" table:style-name="transparent_crypto"/>
          <table:table-cell office:value="3.4493405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:z30&quot;; &quot;2021-01-09 00:00:00+00:00&quot;)" table:style-name="taxable_event_alt_default"/>
          <table:table-cell table:formula="=HYPERLINK(&quot;#B1 In-Out.a30:z30&quot;; &quot;OUT / SELL&quot;)" table:style-name="taxable_event_alt_default"/>
          <table:table-cell table:formula="=HYPERLINK(&quot;#B1 In-Out.a30:z30&quot;; 1)" table:style-name="taxable_event_alt_percent"/>
          <table:table-cell table:formula="=HYPERLINK(&quot;#B1 In-Out.a30:z30&quot;; 100.03087682000000000)" table:style-name="highlighted_fiat"/>
          <table:table-cell table:formula="=HYPERLINK(&quot;#B1 In-Out.a30:z30&quot;; 29.00000000000)" table:style-name="taxable_event_alt_fiat"/>
          <table:table-cell table:formula="=HYPERLINK(&quot;#B1 In-Out.a30:z30&quot;; &quot;&quot;)" table:style-name="taxable_event_alt_fiat"/>
          <table:table-cell table:formula="=HYPERLINK(&quot;#B1 In-Out.a30:z30&quot;; &quot;1/1: 3.44934058 of 3.44934058 B1&quot;)" table:style-name="taxable_event_note_default"/>
          <table:table-cell table:formula="=HYPERLINK(&quot;#B1 In-Out.a10:z10&quot;; &quot;2021-01-08 00:00:00+00:00&quot;)" table:style-name="acquired_lot_alt_default"/>
          <table:table-cell table:formula="=HYPERLINK(&quot;#B1 In-Out.a10:z10&quot;; 0.04790750805555555555555555555556)" table:style-name="acquired_lot_alt_percent"/>
          <table:table-cell table:formula="=HYPERLINK(&quot;#B1 In-Out.a10:z10&quot;; 96.5815362400000000)" table:style-name="acquired_lot_alt_fiat"/>
          <table:table-cell table:formula="=HYPERLINK(&quot;#B1 In-Out.a10:z10&quot;; 0E-32)" table:style-name="acquired_lot_alt_fiat"/>
          <table:table-cell table:formula="=HYPERLINK(&quot;#B1 In-Out.a10:z10&quot;; 96.5815362400000000)" table:style-name="highlighted_fiat"/>
          <table:table-cell table:formula="=HYPERLINK(&quot;#B1 In-Out.a10:z10&quot;; 28.0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1/1: 3.44934058 of 7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18924158" office:value-type="float" table:style-name="transparent_crypto"/>
          <table:table-cell office:value-type="string" table:style-name="transparent_default">
            <text:p>B1</text:p>
          </table:table-cell>
          <table:table-cell office:value="263.35960246" office:value-type="float" table:style-name="transparent_crypto"/>
          <table:table-cell office:value="-13.1892415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:z31&quot;; &quot;2021-01-13 00:00:00+00:00&quot;)" table:style-name="taxable_event_default"/>
          <table:table-cell table:formula="=HYPERLINK(&quot;#B1 In-Out.a31:z31&quot;; &quot;OUT / SELL&quot;)" table:style-name="taxable_event_default"/>
          <table:table-cell table:formula="=HYPERLINK(&quot;#B1 In-Out.a31:z31&quot;; 1)" table:style-name="taxable_event_percent"/>
          <table:table-cell table:formula="=HYPERLINK(&quot;#B1 In-Out.a31:z31&quot;; 118.7031742200000000)" table:style-name="highlighted_fiat"/>
          <table:table-cell table:formula="=HYPERLINK(&quot;#B1 In-Out.a31:z31&quot;; 9.00000000000)" table:style-name="taxable_event_fiat"/>
          <table:table-cell table:formula="=HYPERLINK(&quot;#B1 In-Out.a31:z31&quot;; &quot;&quot;)" table:style-name="taxable_event_fiat"/>
          <table:table-cell table:formula="=HYPERLINK(&quot;#B1 In-Out.a31:z31&quot;; &quot;1/1: 13.18924158 of 13.18924158 B1&quot;)" table:style-name="taxable_event_note_default"/>
          <table:table-cell table:formula="=HYPERLINK(&quot;#B1 In-Out.a13:z13&quot;; &quot;2021-01-12 00:00:00+00:00&quot;)" table:style-name="acquired_lot_default"/>
          <table:table-cell table:formula="=HYPERLINK(&quot;#B1 In-Out.a13:z13&quot;; 0.2536392611538461538461538461538)" table:style-name="acquired_lot_percent"/>
          <table:table-cell table:formula="=HYPERLINK(&quot;#B1 In-Out.a13:z13&quot;; 131.8924158000000000)" table:style-name="acquired_lot_fiat"/>
          <table:table-cell table:formula="=HYPERLINK(&quot;#B1 In-Out.a13:z13&quot;; 0E-31)" table:style-name="acquired_lot_fiat"/>
          <table:table-cell table:formula="=HYPERLINK(&quot;#B1 In-Out.a13:z13&quot;; 131.8924158000000000)" table:style-name="highlighted_fiat"/>
          <table:table-cell table:formula="=HYPERLINK(&quot;#B1 In-Out.a13:z13&quot;; 10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/1: 13.18924158 of 5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7.32555644" office:value-type="float" table:style-name="transparent_crypto"/>
          <table:table-cell office:value-type="string" table:style-name="transparent_default">
            <text:p>B1</text:p>
          </table:table-cell>
          <table:table-cell office:value="290.6851589" office:value-type="float" table:style-name="transparent_crypto"/>
          <table:table-cell office:value="-54.6511128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:z32&quot;; &quot;2021-01-16 00:00:00+00:00&quot;)" table:style-name="taxable_event_alt_default"/>
          <table:table-cell table:formula="=HYPERLINK(&quot;#B1 In-Out.a32:z32&quot;; &quot;OUT / SELL&quot;)" table:style-name="taxable_event_alt_default"/>
          <table:table-cell table:formula="=HYPERLINK(&quot;#B1 In-Out.a32:z32&quot;; 1)" table:style-name="taxable_event_alt_percent"/>
          <table:table-cell table:formula="=HYPERLINK(&quot;#B1 In-Out.a32:z32&quot;; 109.3022257600000000)" table:style-name="highlighted_fiat"/>
          <table:table-cell table:formula="=HYPERLINK(&quot;#B1 In-Out.a32:z32&quot;; 4.00000000000)" table:style-name="taxable_event_alt_fiat"/>
          <table:table-cell table:formula="=HYPERLINK(&quot;#B1 In-Out.a32:z32&quot;; &quot;&quot;)" table:style-name="taxable_event_alt_fiat"/>
          <table:table-cell table:formula="=HYPERLINK(&quot;#B1 In-Out.a32:z32&quot;; &quot;1/1: 27.32555644 of 27.32555644 B1&quot;)" table:style-name="taxable_event_note_default"/>
          <table:table-cell table:formula="=HYPERLINK(&quot;#B1 In-Out.a15:z15&quot;; &quot;2021-01-15 00:00:00+00:00&quot;)" table:style-name="acquired_lot_alt_default"/>
          <table:table-cell table:formula="=HYPERLINK(&quot;#B1 In-Out.a15:z15&quot;; 0.3373525486419753086419753086420)" table:style-name="acquired_lot_alt_percent"/>
          <table:table-cell table:formula="=HYPERLINK(&quot;#B1 In-Out.a15:z15&quot;; 163.953338640000000)" table:style-name="acquired_lot_alt_fiat"/>
          <table:table-cell table:formula="=HYPERLINK(&quot;#B1 In-Out.a15:z15&quot;; 0E-31)" table:style-name="acquired_lot_alt_fiat"/>
          <table:table-cell table:formula="=HYPERLINK(&quot;#B1 In-Out.a15:z15&quot;; 163.953338640000000)" table:style-name="highlighted_fiat"/>
          <table:table-cell table:formula="=HYPERLINK(&quot;#B1 In-Out.a15:z15&quot;; 6.0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1/3: 27.32555644 of 8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66776282" office:value-type="float" table:style-name="transparent_crypto"/>
          <table:table-cell office:value-type="string" table:style-name="transparent_default">
            <text:p>B1</text:p>
          </table:table-cell>
          <table:table-cell office:value="304.35292172" office:value-type="float" table:style-name="transparent_crypto"/>
          <table:table-cell office:value="-13.6677628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:z33&quot;; &quot;2021-01-17 00:00:00+00:00&quot;)" table:style-name="taxable_event_default"/>
          <table:table-cell table:formula="=HYPERLINK(&quot;#B1 In-Out.a33:z33&quot;; &quot;OUT / SELL&quot;)" table:style-name="taxable_event_default"/>
          <table:table-cell table:formula="=HYPERLINK(&quot;#B1 In-Out.a33:z33&quot;; 1)" table:style-name="taxable_event_percent"/>
          <table:table-cell table:formula="=HYPERLINK(&quot;#B1 In-Out.a33:z33&quot;; 68.33881410000000000)" table:style-name="highlighted_fiat"/>
          <table:table-cell table:formula="=HYPERLINK(&quot;#B1 In-Out.a33:z33&quot;; 5.00000000000)" table:style-name="taxable_event_fiat"/>
          <table:table-cell table:formula="=HYPERLINK(&quot;#B1 In-Out.a33:z33&quot;; &quot;&quot;)" table:style-name="taxable_event_fiat"/>
          <table:table-cell table:formula="=HYPERLINK(&quot;#B1 In-Out.a33:z33&quot;; &quot;1/1: 13.66776282 of 13.66776282 B1&quot;)" table:style-name="taxable_event_note_default"/>
          <table:table-cell table:formula="=HYPERLINK(&quot;#B1 In-Out.a15:z15&quot;; &quot;2021-01-15 00:00:00+00:00&quot;)" table:style-name="acquired_lot_alt_default"/>
          <table:table-cell table:formula="=HYPERLINK(&quot;#B1 In-Out.a15:z15&quot;; 0.1687378125925925925925925925926)" table:style-name="acquired_lot_alt_percent"/>
          <table:table-cell table:formula="=HYPERLINK(&quot;#B1 In-Out.a15:z15&quot;; 82.0065769200000000)" table:style-name="acquired_lot_alt_fiat"/>
          <table:table-cell table:formula="=HYPERLINK(&quot;#B1 In-Out.a15:z15&quot;; 0E-31)" table:style-name="acquired_lot_alt_fiat"/>
          <table:table-cell table:formula="=HYPERLINK(&quot;#B1 In-Out.a15:z15&quot;; 82.0065769200000000)" table:style-name="highlighted_fiat"/>
          <table:table-cell table:formula="=HYPERLINK(&quot;#B1 In-Out.a15:z15&quot;; 6.0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2/3: 13.66776282 of 8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308.35292172" office:value-type="float" table:style-name="transparent_crypto"/>
          <table:table-cell office:value="-2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21-01-21 00:00:00+00:00&quot;)" table:style-name="taxable_event_alt_default"/>
          <table:table-cell table:formula="=HYPERLINK(&quot;#B1 In-Out.a34:z34&quot;; &quot;OUT / SELL&quot;)" table:style-name="taxable_event_alt_default"/>
          <table:table-cell table:formula="=HYPERLINK(&quot;#B1 In-Out.a34:z34&quot;; 0.2368517034914536989310541554978)" table:style-name="taxable_event_alt_percent"/>
          <table:table-cell table:formula="=HYPERLINK(&quot;#B1 In-Out.a34:z34&quot;; 136.0000000000000000)" table:style-name="highlighted_fiat"/>
          <table:table-cell table:formula="=HYPERLINK(&quot;#B1 In-Out.a34:z34&quot;; 34.00000000000)" table:style-name="taxable_event_alt_fiat"/>
          <table:table-cell table:formula="=HYPERLINK(&quot;#B1 In-Out.a34:z34&quot;; &quot;&quot;)" table:style-name="taxable_event_alt_fiat"/>
          <table:table-cell table:formula="=HYPERLINK(&quot;#B1 In-Out.a34:z34&quot;; &quot;1/2: 4.00000000 of 16.88820448 B1&quot;)" table:style-name="taxable_event_note_default"/>
          <table:table-cell table:formula="=HYPERLINK(&quot;#B1 In-Out.a18:z18&quot;; &quot;2021-01-20 00:00:00+00:00&quot;)" table:style-name="acquired_lot_default"/>
          <table:table-cell table:formula="=HYPERLINK(&quot;#B1 In-Out.a18:z18&quot;; 1)" table:style-name="acquired_lot_percent"/>
          <table:table-cell table:formula="=HYPERLINK(&quot;#B1 In-Out.a18:z18&quot;; 160.00000000000000000)" table:style-name="acquired_lot_fiat"/>
          <table:table-cell table:formula="=HYPERLINK(&quot;#B1 In-Out.a18:z18&quot;; 0)" table:style-name="acquired_lot_fiat"/>
          <table:table-cell table:formula="=HYPERLINK(&quot;#B1 In-Out.a18:z18&quot;; 160.00000000000000000)" table:style-name="highlighted_fiat"/>
          <table:table-cell table:formula="=HYPERLINK(&quot;#B1 In-Out.a18:z18&quot;; 40.00000000000)" table:style-name="acquired_lot_fiat"/>
          <table:table-cell table:formula="=HYPERLINK(&quot;#B1 In-Out.a18:z18&quot;; &quot;&quot;)" table:style-name="acquired_lot_fiat"/>
          <table:table-cell table:formula="=HYPERLINK(&quot;#B1 In-Out.a18:z18&quot;; &quot;1/1: 4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.88820448" office:value-type="float" table:style-name="transparent_crypto"/>
          <table:table-cell office:value-type="string" table:style-name="transparent_default">
            <text:p>B1</text:p>
          </table:table-cell>
          <table:table-cell office:value="321.2411262" office:value-type="float" table:style-name="transparent_crypto"/>
          <table:table-cell office:value="51.5528179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21-01-21 00:00:00+00:00&quot;)" table:style-name="taxable_event_alt_default"/>
          <table:table-cell table:formula="=HYPERLINK(&quot;#B1 In-Out.a34:z34&quot;; &quot;OUT / SELL&quot;)" table:style-name="taxable_event_alt_default"/>
          <table:table-cell table:formula="=HYPERLINK(&quot;#B1 In-Out.a34:z34&quot;; 0.7631482965085463010689458445022)" table:style-name="taxable_event_alt_percent"/>
          <table:table-cell table:formula="=HYPERLINK(&quot;#B1 In-Out.a34:z34&quot;; 438.1989523200000000)" table:style-name="highlighted_fiat"/>
          <table:table-cell table:formula="=HYPERLINK(&quot;#B1 In-Out.a34:z34&quot;; 34.00000000000)" table:style-name="taxable_event_alt_fiat"/>
          <table:table-cell table:formula="=HYPERLINK(&quot;#B1 In-Out.a34:z34&quot;; &quot;&quot;)" table:style-name="taxable_event_alt_fiat"/>
          <table:table-cell table:formula="=HYPERLINK(&quot;#B1 In-Out.a34:z34&quot;; &quot;2/2: 12.88820448 of 16.88820448 B1&quot;)" table:style-name="taxable_event_note_default"/>
          <table:table-cell table:formula="=HYPERLINK(&quot;#B1 In-Out.a17:z17&quot;; &quot;2021-01-19 00:00:00+00:00&quot;)" table:style-name="acquired_lot_alt_default"/>
          <table:table-cell table:formula="=HYPERLINK(&quot;#B1 In-Out.a17:z17&quot;; 0.3790648376470588235294117647059)" table:style-name="acquired_lot_alt_percent"/>
          <table:table-cell table:formula="=HYPERLINK(&quot;#B1 In-Out.a17:z17&quot;; 386.646134400000000)" table:style-name="acquired_lot_alt_fiat"/>
          <table:table-cell table:formula="=HYPERLINK(&quot;#B1 In-Out.a17:z17&quot;; 0E-31)" table:style-name="acquired_lot_alt_fiat"/>
          <table:table-cell table:formula="=HYPERLINK(&quot;#B1 In-Out.a17:z17&quot;; 386.646134400000000)" table:style-name="highlighted_fiat"/>
          <table:table-cell table:formula="=HYPERLINK(&quot;#B1 In-Out.a17:z17&quot;; 30.0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1/3: 12.88820448 of 3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999542" office:value-type="float" table:style-name="transparent_crypto"/>
          <table:table-cell office:value-type="string" table:style-name="transparent_default">
            <text:p>B1</text:p>
          </table:table-cell>
          <table:table-cell office:value="338.13112162" office:value-type="float" table:style-name="transparent_crypto"/>
          <table:table-cell office:value="84.449977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21-01-22 00:00:00+00:00&quot;)" table:style-name="taxable_event_default"/>
          <table:table-cell table:formula="=HYPERLINK(&quot;#B1 In-Out.a35:z35&quot;; &quot;OUT / SELL&quot;)" table:style-name="taxable_event_default"/>
          <table:table-cell table:formula="=HYPERLINK(&quot;#B1 In-Out.a35:z35&quot;; 1)" table:style-name="taxable_event_percent"/>
          <table:table-cell table:formula="=HYPERLINK(&quot;#B1 In-Out.a35:z35&quot;; 591.1498397000000000)" table:style-name="highlighted_fiat"/>
          <table:table-cell table:formula="=HYPERLINK(&quot;#B1 In-Out.a35:z35&quot;; 35.00000000000)" table:style-name="taxable_event_fiat"/>
          <table:table-cell table:formula="=HYPERLINK(&quot;#B1 In-Out.a35:z35&quot;; &quot;&quot;)" table:style-name="taxable_event_fiat"/>
          <table:table-cell table:formula="=HYPERLINK(&quot;#B1 In-Out.a35:z35&quot;; &quot;1/1: 16.88999542 of 16.88999542 B1&quot;)" table:style-name="taxable_event_note_default"/>
          <table:table-cell table:formula="=HYPERLINK(&quot;#B1 In-Out.a17:z17&quot;; &quot;2021-01-19 00:00:00+00:00&quot;)" table:style-name="acquired_lot_alt_default"/>
          <table:table-cell table:formula="=HYPERLINK(&quot;#B1 In-Out.a17:z17&quot;; 0.4967645711764705882352941176471)" table:style-name="acquired_lot_alt_percent"/>
          <table:table-cell table:formula="=HYPERLINK(&quot;#B1 In-Out.a17:z17&quot;; 506.699862600000000)" table:style-name="acquired_lot_alt_fiat"/>
          <table:table-cell table:formula="=HYPERLINK(&quot;#B1 In-Out.a17:z17&quot;; 0E-31)" table:style-name="acquired_lot_alt_fiat"/>
          <table:table-cell table:formula="=HYPERLINK(&quot;#B1 In-Out.a17:z17&quot;; 506.699862600000000)" table:style-name="highlighted_fiat"/>
          <table:table-cell table:formula="=HYPERLINK(&quot;#B1 In-Out.a17:z17&quot;; 30.0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2/3: 16.88999542 of 3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2218001" office:value-type="float" table:style-name="transparent_crypto"/>
          <table:table-cell office:value-type="string" table:style-name="transparent_default">
            <text:p>B1</text:p>
          </table:table-cell>
          <table:table-cell office:value="342.35292172" office:value-type="float" table:style-name="transparent_crypto"/>
          <table:table-cell office:value="29.55260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21-01-23 00:00:00+00:00&quot;)" table:style-name="taxable_event_alt_default"/>
          <table:table-cell table:formula="=HYPERLINK(&quot;#B1 In-Out.a36:z36&quot;; &quot;OUT / SELL&quot;)" table:style-name="taxable_event_alt_default"/>
          <table:table-cell table:formula="=HYPERLINK(&quot;#B1 In-Out.a36:z36&quot;; 0.2570383083272482274319221456663)" table:style-name="taxable_event_alt_percent"/>
          <table:table-cell table:formula="=HYPERLINK(&quot;#B1 In-Out.a36:z36&quot;; 156.2066037000000000)" table:style-name="highlighted_fiat"/>
          <table:table-cell table:formula="=HYPERLINK(&quot;#B1 In-Out.a36:z36&quot;; 37.00000000000)" table:style-name="taxable_event_alt_fiat"/>
          <table:table-cell table:formula="=HYPERLINK(&quot;#B1 In-Out.a36:z36&quot;; &quot;&quot;)" table:style-name="taxable_event_alt_fiat"/>
          <table:table-cell table:formula="=HYPERLINK(&quot;#B1 In-Out.a36:z36&quot;; &quot;1/3: 4.22180010 of 16.42478947 B1&quot;)" table:style-name="taxable_event_note_default"/>
          <table:table-cell table:formula="=HYPERLINK(&quot;#B1 In-Out.a17:z17&quot;; &quot;2021-01-19 00:00:00+00:00&quot;)" table:style-name="acquired_lot_alt_default"/>
          <table:table-cell table:formula="=HYPERLINK(&quot;#B1 In-Out.a17:z17&quot;; 0.1241705911764705882352941176471)" table:style-name="acquired_lot_alt_percent"/>
          <table:table-cell table:formula="=HYPERLINK(&quot;#B1 In-Out.a17:z17&quot;; 126.6540030000000000)" table:style-name="acquired_lot_alt_fiat"/>
          <table:table-cell table:formula="=HYPERLINK(&quot;#B1 In-Out.a17:z17&quot;; 0E-31)" table:style-name="acquired_lot_alt_fiat"/>
          <table:table-cell table:formula="=HYPERLINK(&quot;#B1 In-Out.a17:z17&quot;; 126.6540030000000000)" table:style-name="highlighted_fiat"/>
          <table:table-cell table:formula="=HYPERLINK(&quot;#B1 In-Out.a17:z17&quot;; 30.00000000000)" table:style-name="acquired_lot_alt_fiat"/>
          <table:table-cell table:formula="=HYPERLINK(&quot;#B1 In-Out.a17:z17&quot;; &quot;&quot;)" table:style-name="acquired_lot_alt_fiat"/>
          <table:table-cell table:formula="=HYPERLINK(&quot;#B1 In-Out.a17:z17&quot;; &quot;3/3: 4.22180010 of 3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45.35292172" office:value-type="float" table:style-name="transparent_crypto"/>
          <table:table-cell office:value="8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21-01-23 00:00:00+00:00&quot;)" table:style-name="taxable_event_alt_default"/>
          <table:table-cell table:formula="=HYPERLINK(&quot;#B1 In-Out.a36:z36&quot;; &quot;OUT / SELL&quot;)" table:style-name="taxable_event_alt_default"/>
          <table:table-cell table:formula="=HYPERLINK(&quot;#B1 In-Out.a36:z36&quot;; 0.1826507429808779156302939205954)" table:style-name="taxable_event_alt_percent"/>
          <table:table-cell table:formula="=HYPERLINK(&quot;#B1 In-Out.a36:z36&quot;; 111.0000000000000000)" table:style-name="highlighted_fiat"/>
          <table:table-cell table:formula="=HYPERLINK(&quot;#B1 In-Out.a36:z36&quot;; 37.00000000000)" table:style-name="taxable_event_alt_fiat"/>
          <table:table-cell table:formula="=HYPERLINK(&quot;#B1 In-Out.a36:z36&quot;; &quot;&quot;)" table:style-name="taxable_event_alt_fiat"/>
          <table:table-cell table:formula="=HYPERLINK(&quot;#B1 In-Out.a36:z36&quot;; &quot;2/3: 3.00000000 of 16.42478947 B1&quot;)" table:style-name="taxable_event_note_default"/>
          <table:table-cell table:formula="=HYPERLINK(&quot;#B1 In-Out.a16:z16&quot;; &quot;2021-01-18 00:00:00+00:00&quot;)" table:style-name="acquired_lot_default"/>
          <table:table-cell table:formula="=HYPERLINK(&quot;#B1 In-Out.a16:z16&quot;; 1)" table:style-name="acquired_lot_percent"/>
          <table:table-cell table:formula="=HYPERLINK(&quot;#B1 In-Out.a16:z16&quot;; 24.000000000000000000)" table:style-name="acquired_lot_fiat"/>
          <table:table-cell table:formula="=HYPERLINK(&quot;#B1 In-Out.a16:z16&quot;; 0)" table:style-name="acquired_lot_fiat"/>
          <table:table-cell table:formula="=HYPERLINK(&quot;#B1 In-Out.a16:z16&quot;; 24.000000000000000000)" table:style-name="highlighted_fiat"/>
          <table:table-cell table:formula="=HYPERLINK(&quot;#B1 In-Out.a16:z16&quot;; 8.00000000000)" table:style-name="acquired_lot_fiat"/>
          <table:table-cell table:formula="=HYPERLINK(&quot;#B1 In-Out.a16:z16&quot;; &quot;&quot;)" table:style-name="acquired_lot_fiat"/>
          <table:table-cell table:formula="=HYPERLINK(&quot;#B1 In-Out.a16:z16&quot;; &quot;1/1: 3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20298937" office:value-type="float" table:style-name="transparent_crypto"/>
          <table:table-cell office:value-type="string" table:style-name="transparent_default">
            <text:p>B1</text:p>
          </table:table-cell>
          <table:table-cell office:value="354.55591109" office:value-type="float" table:style-name="transparent_crypto"/>
          <table:table-cell office:value="285.2926704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21-01-23 00:00:00+00:00&quot;)" table:style-name="taxable_event_alt_default"/>
          <table:table-cell table:formula="=HYPERLINK(&quot;#B1 In-Out.a36:z36&quot;; &quot;OUT / SELL&quot;)" table:style-name="taxable_event_alt_default"/>
          <table:table-cell table:formula="=HYPERLINK(&quot;#B1 In-Out.a36:z36&quot;; 0.5603109486918738569377839337383)" table:style-name="taxable_event_alt_percent"/>
          <table:table-cell table:formula="=HYPERLINK(&quot;#B1 In-Out.a36:z36&quot;; 340.5106066900000000)" table:style-name="highlighted_fiat"/>
          <table:table-cell table:formula="=HYPERLINK(&quot;#B1 In-Out.a36:z36&quot;; 37.00000000000)" table:style-name="taxable_event_alt_fiat"/>
          <table:table-cell table:formula="=HYPERLINK(&quot;#B1 In-Out.a36:z36&quot;; &quot;&quot;)" table:style-name="taxable_event_alt_fiat"/>
          <table:table-cell table:formula="=HYPERLINK(&quot;#B1 In-Out.a36:z36&quot;; &quot;3/3: 9.20298937 of 16.42478947 B1&quot;)" table:style-name="taxable_event_note_default"/>
          <table:table-cell table:formula="=HYPERLINK(&quot;#B1 In-Out.a15:z15&quot;; &quot;2021-01-15 00:00:00+00:00&quot;)" table:style-name="acquired_lot_alt_default"/>
          <table:table-cell table:formula="=HYPERLINK(&quot;#B1 In-Out.a15:z15&quot;; 0.1136171527160493827160493827160)" table:style-name="acquired_lot_alt_percent"/>
          <table:table-cell table:formula="=HYPERLINK(&quot;#B1 In-Out.a15:z15&quot;; 55.2179362200000000)" table:style-name="acquired_lot_alt_fiat"/>
          <table:table-cell table:formula="=HYPERLINK(&quot;#B1 In-Out.a15:z15&quot;; 0E-31)" table:style-name="acquired_lot_alt_fiat"/>
          <table:table-cell table:formula="=HYPERLINK(&quot;#B1 In-Out.a15:z15&quot;; 55.2179362200000000)" table:style-name="highlighted_fiat"/>
          <table:table-cell table:formula="=HYPERLINK(&quot;#B1 In-Out.a15:z15&quot;; 6.00000000000)" table:style-name="acquired_lot_alt_fiat"/>
          <table:table-cell table:formula="=HYPERLINK(&quot;#B1 In-Out.a15:z15&quot;; &quot;&quot;)" table:style-name="acquired_lot_alt_fiat"/>
          <table:table-cell table:formula="=HYPERLINK(&quot;#B1 In-Out.a15:z15&quot;; &quot;3/3: 9.20298937 of 8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37571299" office:value-type="float" table:style-name="transparent_crypto"/>
          <table:table-cell office:value-type="string" table:style-name="transparent_default">
            <text:p>B1</text:p>
          </table:table-cell>
          <table:table-cell office:value="369.93162408" office:value-type="float" table:style-name="transparent_crypto"/>
          <table:table-cell office:value="61.5028519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21-01-25 00:00:00+00:00&quot;)" table:style-name="taxable_event_default"/>
          <table:table-cell table:formula="=HYPERLINK(&quot;#B1 In-Out.a37:z37&quot;; &quot;OUT / SELL&quot;)" table:style-name="taxable_event_default"/>
          <table:table-cell table:formula="=HYPERLINK(&quot;#B1 In-Out.a37:z37&quot;; 1)" table:style-name="taxable_event_percent"/>
          <table:table-cell table:formula="=HYPERLINK(&quot;#B1 In-Out.a37:z37&quot;; 661.155658570000000)" table:style-name="highlighted_fiat"/>
          <table:table-cell table:formula="=HYPERLINK(&quot;#B1 In-Out.a37:z37&quot;; 43.00000000000)" table:style-name="taxable_event_fiat"/>
          <table:table-cell table:formula="=HYPERLINK(&quot;#B1 In-Out.a37:z37&quot;; &quot;&quot;)" table:style-name="taxable_event_fiat"/>
          <table:table-cell table:formula="=HYPERLINK(&quot;#B1 In-Out.a37:z37&quot;; &quot;1/1: 15.37571299 of 15.37571299 B1&quot;)" table:style-name="taxable_event_note_default"/>
          <table:table-cell table:formula="=HYPERLINK(&quot;#B1 In-Out.a19:z19&quot;; &quot;2021-01-24 00:00:00+00:00&quot;)" table:style-name="acquired_lot_default"/>
          <table:table-cell table:formula="=HYPERLINK(&quot;#B1 In-Out.a19:z19&quot;; 0.3203273539583333333333333333333)" table:style-name="acquired_lot_percent"/>
          <table:table-cell table:formula="=HYPERLINK(&quot;#B1 In-Out.a19:z19&quot;; 599.652806610000000)" table:style-name="acquired_lot_fiat"/>
          <table:table-cell table:formula="=HYPERLINK(&quot;#B1 In-Out.a19:z19&quot;; 0E-31)" table:style-name="acquired_lot_fiat"/>
          <table:table-cell table:formula="=HYPERLINK(&quot;#B1 In-Out.a19:z19&quot;; 599.652806610000000)" table:style-name="highlighted_fiat"/>
          <table:table-cell table:formula="=HYPERLINK(&quot;#B1 In-Out.a19:z19&quot;; 39.0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1/1: 15.37571299 of 48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3513969" office:value-type="float" table:style-name="transparent_crypto"/>
          <table:table-cell office:value-type="string" table:style-name="transparent_default">
            <text:p>B1</text:p>
          </table:table-cell>
          <table:table-cell office:value="373.06676377" office:value-type="float" table:style-name="transparent_crypto"/>
          <table:table-cell office:value="3.1351396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21-01-27 00:00:00+00:00&quot;)" table:style-name="taxable_event_alt_default"/>
          <table:table-cell table:formula="=HYPERLINK(&quot;#B1 In-Out.a38:z38&quot;; &quot;OUT / SELL&quot;)" table:style-name="taxable_event_alt_default"/>
          <table:table-cell table:formula="=HYPERLINK(&quot;#B1 In-Out.a38:z38&quot;; 1)" table:style-name="taxable_event_alt_percent"/>
          <table:table-cell table:formula="=HYPERLINK(&quot;#B1 In-Out.a38:z38&quot;; 131.67586698000000000)" table:style-name="highlighted_fiat"/>
          <table:table-cell table:formula="=HYPERLINK(&quot;#B1 In-Out.a38:z38&quot;; 42.00000000000)" table:style-name="taxable_event_alt_fiat"/>
          <table:table-cell table:formula="=HYPERLINK(&quot;#B1 In-Out.a38:z38&quot;; &quot;&quot;)" table:style-name="taxable_event_alt_fiat"/>
          <table:table-cell table:formula="=HYPERLINK(&quot;#B1 In-Out.a38:z38&quot;; &quot;1/1: 3.13513969 of 3.13513969 B1&quot;)" table:style-name="taxable_event_note_default"/>
          <table:table-cell table:formula="=HYPERLINK(&quot;#B1 In-Out.a20:z20&quot;; &quot;2021-01-26 00:00:00+00:00&quot;)" table:style-name="acquired_lot_alt_default"/>
          <table:table-cell table:formula="=HYPERLINK(&quot;#B1 In-Out.a20:z20&quot;; 0.1011335383870967741935483870968)" table:style-name="acquired_lot_alt_percent"/>
          <table:table-cell table:formula="=HYPERLINK(&quot;#B1 In-Out.a20:z20&quot;; 128.5407272900000000)" table:style-name="acquired_lot_alt_fiat"/>
          <table:table-cell table:formula="=HYPERLINK(&quot;#B1 In-Out.a20:z20&quot;; 0E-31)" table:style-name="acquired_lot_alt_fiat"/>
          <table:table-cell table:formula="=HYPERLINK(&quot;#B1 In-Out.a20:z20&quot;; 128.5407272900000000)" table:style-name="highlighted_fiat"/>
          <table:table-cell table:formula="=HYPERLINK(&quot;#B1 In-Out.a20:z20&quot;; 41.00000000000)" table:style-name="acquired_lot_alt_fiat"/>
          <table:table-cell table:formula="=HYPERLINK(&quot;#B1 In-Out.a20:z20&quot;; &quot;&quot;)" table:style-name="acquired_lot_alt_fiat"/>
          <table:table-cell table:formula="=HYPERLINK(&quot;#B1 In-Out.a20:z20&quot;; &quot;1/1: 3.13513969 of 3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7.18297715" office:value-type="float" table:style-name="transparent_crypto"/>
          <table:table-cell office:value-type="string" table:style-name="transparent_default">
            <text:p>B1</text:p>
          </table:table-cell>
          <table:table-cell office:value="390.24974092" office:value-type="float" table:style-name="transparent_crypto"/>
          <table:table-cell office:value="-17.182977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21-01-30 00:00:00+00:00&quot;)" table:style-name="taxable_event_default"/>
          <table:table-cell table:formula="=HYPERLINK(&quot;#B1 In-Out.a39:z39&quot;; &quot;OUT / SELL&quot;)" table:style-name="taxable_event_default"/>
          <table:table-cell table:formula="=HYPERLINK(&quot;#B1 In-Out.a39:z39&quot;; 1)" table:style-name="taxable_event_percent"/>
          <table:table-cell table:formula="=HYPERLINK(&quot;#B1 In-Out.a39:z39&quot;; 549.8552688000000000)" table:style-name="highlighted_fiat"/>
          <table:table-cell table:formula="=HYPERLINK(&quot;#B1 In-Out.a39:z39&quot;; 32.00000000000)" table:style-name="taxable_event_fiat"/>
          <table:table-cell table:formula="=HYPERLINK(&quot;#B1 In-Out.a39:z39&quot;; &quot;&quot;)" table:style-name="taxable_event_fiat"/>
          <table:table-cell table:formula="=HYPERLINK(&quot;#B1 In-Out.a39:z39&quot;; &quot;1/1: 17.18297715 of 17.18297715 B1&quot;)" table:style-name="taxable_event_note_default"/>
          <table:table-cell table:formula="=HYPERLINK(&quot;#B1 In-Out.a22:z22&quot;; &quot;2021-01-29 00:00:00+00:00&quot;)" table:style-name="acquired_lot_default"/>
          <table:table-cell table:formula="=HYPERLINK(&quot;#B1 In-Out.a22:z22&quot;; 0.5053816808823529411764705882353)" table:style-name="acquired_lot_percent"/>
          <table:table-cell table:formula="=HYPERLINK(&quot;#B1 In-Out.a22:z22&quot;; 567.038245950000000)" table:style-name="acquired_lot_fiat"/>
          <table:table-cell table:formula="=HYPERLINK(&quot;#B1 In-Out.a22:z22&quot;; 0E-31)" table:style-name="acquired_lot_fiat"/>
          <table:table-cell table:formula="=HYPERLINK(&quot;#B1 In-Out.a22:z22&quot;; 567.038245950000000)" table:style-name="highlighted_fiat"/>
          <table:table-cell table:formula="=HYPERLINK(&quot;#B1 In-Out.a22:z22&quot;; 33.00000000000)" table:style-name="acquired_lot_fiat"/>
          <table:table-cell table:formula="=HYPERLINK(&quot;#B1 In-Out.a22:z22&quot;; &quot;&quot;)" table:style-name="acquired_lot_fiat"/>
          <table:table-cell table:formula="=HYPERLINK(&quot;#B1 In-Out.a22:z22&quot;; &quot;1/1: 17.18297715 of 3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01:02:50.399077</dc:date>
    <meta:editing-duration>P1DT10H59M41S</meta:editing-duration>
    <meta:editing-cycles>116</meta:editing-cycles>
    <meta:generator>http://pypi.python.org/pypi/ezodf/0.1.0$Python3.10.4 (main, Jun 29 2022, 12:14:53) [GCC 11.2.0]</meta:generator>
    <meta:document-statistic meta:table-count="3" meta:cell-count="96" meta:object-count="0"/>
  </office:meta>
</office:document-meta>
</file>